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 Sans" svg:font-family="'Open Sans', Verdana, Arial, Helvetica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style:font-name="Times New Roman" fo:font-size="12pt" fo:language="de" fo:country="DE" style:font-size-asian="12pt" style:font-size-complex="12pt"/>
    </style:style>
    <style:style style:name="P3" style:family="paragraph" style:parent-style-name="Text_20_body">
      <style:text-properties fo:font-variant="normal" fo:text-transform="none" fo:color="#1e232a" style:font-name="Times New Roman" fo:font-size="12pt" fo:letter-spacing="normal" fo:language="de" fo:country="DE" fo:font-style="normal" fo:font-weight="normal" style:font-size-asian="12pt" style:font-size-complex="12pt"/>
    </style:style>
    <style:style style:name="T1" style:family="text">
      <style:text-properties fo:language="de" fo:country="DE"/>
    </style:style>
    <style:style style:name="T2" style:family="text">
      <style:text-properties fo:font-variant="normal" fo:text-transform="none" fo:color="#1e232a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1e232a" fo:letter-spacing="normal" fo:font-style="normal" fo:font-weight="normal"/>
    </style:style>
    <style:style style:name="T4" style:family="text">
      <style:text-properties fo:font-variant="normal" fo:text-transform="none" fo:color="#1e232a" fo:font-size="10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1</text:p>
      <text:p text:style-name="P1"/>
      <text:p text:style-name="Standard"><text:span text:style-name="T1">Gruppenarbeit: ppuet12s, mveste2s, </text:span>dbloke2s</text:p>
      <text:p text:style-name="P1"/>
      <text:p text:style-name="P1">Funktional:</text:p>
      <text:p text:style-name="P1"/>
      <text:p text:style-name="P1">1.Falls es noch freie Parkplätze im Parkhaus gibt, muss das System „Digi-Parkhaus“ fähig sein das ankommende Fahrzeug einfahren zu lassen.</text:p>
      <text:p text:style-name="P1">2.Das System „Digi-Parkhaus“ muss fähig sein Besitzer eines bezahlten Parktickets hinaus zu lassen.</text:p>
      <text:p text:style-name="P1">3.Falls es einen Notfall gibt, muss das System „Digi-Parkhaus“ fähig sein Besucher ohne bezahltes Parkticket hinaus zu lassen.</text:p>
      <text:p text:style-name="P1">4.Das System „Digi-Parkhaus“ sollte fähig sein den ankommenden Besucher zu einem freien Stellplatz zu weisen.</text:p>
      <text:p text:style-name="P1">Das System „Digi-Parkhaus“ muss fähig sein das Geld für ein Parkticket anzunehmen.</text:p>
      <text:p text:style-name="P1">5.Das System „Digi-Parkhaus“ muss fähig sein die Betriebsabläufe,Öffnungszeiten, <text:s/>Regeln und Preise festlegen können.</text:p>
      <text:p text:style-name="P1">6.Das System „Digi-Parkhaus“ muss fähig sein die Anzahl der freien Parkplätze abfragen zu können.</text:p>
      <text:p text:style-name="P1">7.Das System „Digi-Parkhaus“ muss fähig sein den Kassenstand abzufragen.</text:p>
      <text:p text:style-name="P1">8.Das System „Digi-Parkhaus“ muss dem Besitzer die Möglichkeit bieten die Einnahmen pro Tag,Woche,Monat darzustellen.</text:p>
      <text:p text:style-name="P1"/>
      <text:p text:style-name="P1">Nicht funktional:</text:p>
      <text:p text:style-name="P1"/>
      <text:p text:style-name="P1">1.Das System „Digi-Parkhaus“ wird fähig sein über eine Benutzeroberfläche bedient zu werden.</text:p>
      <text:p text:style-name="P1"/>
      <text:p text:style-name="P1">Technisch:</text:p>
      <text:p text:style-name="P1"/>
      <text:p text:style-name="P1">1.Das System „Digi-Parkhaus“ sollte auf jedem Computer mit Java ausführbar sein.</text:p>
      <text:p text:style-name="P1"/>
      <text:p text:style-name="P1">3.2</text:p>
      <text:p text:style-name="P1"/>
      <text:p text:style-name="P1">Gruppenarbeit: ppuet12s, mveste2s, dbloke2s</text:p>
      <text:p text:style-name="P1"/>
      <text:p text:style-name="P1">Wer sind die Stakeholder:</text:p>
      <text:p text:style-name="P1">Systembetreiber, Eigentümer, Entwickler, Abnehmer, User, Staat, Gesellschaft</text:p>
      <text:p text:style-name="P1"/>
      <text:p text:style-name="P1">Welche Stakeholder sind intern? Welche extern? Welche aktiv? Welche passiv?</text:p>
      <text:p text:style-name="P1"/>
      <text:p text:style-name="P1">Intern: Systembetreiber, Eigentümer, Entwickler, Abnehmer</text:p>
      <text:p text:style-name="P1"/>
      <text:p text:style-name="P1">Extern: User, Staat, Gesellschaft</text:p>
      <text:p text:style-name="P1"/>
      <text:p text:style-name="P1">Aktiv: Systembetreiber, Eigentümer, Entwickler, User, Abnehmer</text:p>
      <text:p text:style-name="P1"/>
      <text:p text:style-name="P1">Passiv: Staat, Gesellschaft, </text:p>
      <text:p text:style-name="P1"/>
      <text:p text:style-name="P3">Welche Konzepte für ein digitalisiertes Parkhaus verbessert das Leben welcher Stakeholder? Was wird für wen (a) einfacher (b) effizienter, produktiver (c) angenehmer?</text:p>
      <text:p text:style-name="P3"/>
      <text:p text:style-name="P3"><text:soft-page-break/></text:p>
      <text:p text:style-name="P3">Einfacher: User, Abnehmer, Gesellschaft → Parken</text:p>
      <text:p text:style-name="P3"/>
      <text:p text:style-name="P1">Effizienter, Produktiver: Eigentümer → Weniger Angestellte, Braucht keine Pausen läuft 24/7</text:p>
      <text:p text:style-name="P1"/>
      <text:p text:style-name="P1">Angenehmer: User → Braucht nur noch einen Knopf drücken</text:p>
      <text:p text:style-name="P1"><text:tab/><text:tab/>Eigentümer → Läuft von alleine</text:p>
      <text:p text:style-name="P1"/>
      <text:p text:style-name="P1">Welches Konzept ist disruptiv?</text:p>
      <text:p text:style-name="P1"/>
      <text:p text:style-name="P1">Das Prinzip eines Digitalen Parkhauses ist an sich schon disruptiv, da Menschen der Arbeitsplatz durch Computer genommen wird.</text:p>
      <text:p text:style-name="P1"/>
      <text:p text:style-name="P2"><text:span text:style-name="T3">Welches Ihrer Konzepte für eine Bessere Welt erfordert welchen Kommunikationsplan mit welchem Stakeholder?</text:span> </text:p>
      <text:p text:style-name="P2"/>
      <text:p text:style-name="P2">Systembetreiber muss mit Entwickler über Java Kompatibilität reden.</text:p>
      <text:p text:style-name="P2">Abnehmer muss mit Entwickler über Benutzeroberfläche reden.</text:p>
      <text:p text:style-name="P2">Abnehmer muss mit Eigentümer über Vertrieb reden.</text:p>
      <text:p text:style-name="P2">Eigentümer muss mit Staat über Regeln sprec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 Sans" svg:font-family="'Open Sans', Verdana, Arial, Helvetica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el </meta:initial-creator>
    <meta:creation-date>2017-10-27T14:44:33.62</meta:creation-date>
    <meta:document-statistic meta:table-count="0" meta:image-count="0" meta:object-count="0" meta:page-count="2" meta:paragraph-count="37" meta:word-count="321" meta:character-count="2493"/>
    <dc:date>2017-10-27T15:38:21.17</dc:date>
    <dc:creator>Marcel </dc:creator>
    <meta:editing-duration>PT7M36S</meta:editing-duration>
    <meta:editing-cycles>1</meta:editing-cycles>
    <meta:generator>OpenOffice/4.1.1$Win32 OpenOffice.org_project/411m6$Build-9775</meta:generator>
  </office:meta>
</office:document-meta>
</file>